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542c3"/>
    </style:style>
    <style:style style:name="P3" style:family="paragraph" style:parent-style-name="Preformatted_20_Text">
      <style:text-properties officeooo:rsid="000a6025" officeooo:paragraph-rsid="000a6025"/>
    </style:style>
    <style:style style:name="P4" style:family="paragraph" style:parent-style-name="Preformatted_20_Text">
      <style:text-properties officeooo:rsid="000bd301" officeooo:paragraph-rsid="000bd301"/>
    </style:style>
    <style:style style:name="P5" style:family="paragraph" style:parent-style-name="Preformatted_20_Text">
      <style:text-properties officeooo:rsid="000542c3" officeooo:paragraph-rsid="000542c3"/>
    </style:style>
    <style:style style:name="P6" style:family="paragraph" style:parent-style-name="Preformatted_20_Text">
      <style:text-properties officeooo:rsid="0008b389" officeooo:paragraph-rsid="0008b389"/>
    </style:style>
    <style:style style:name="P7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P10" style:family="paragraph" style:parent-style-name="Preformatted_20_Text">
      <style:text-properties officeooo:rsid="0014e081" officeooo:paragraph-rsid="0014e081"/>
    </style:style>
    <style:style style:name="P11" style:family="paragraph" style:parent-style-name="Preformatted_20_Text">
      <style:text-properties officeooo:rsid="001581df" officeooo:paragraph-rsid="001581df"/>
    </style:style>
    <style:style style:name="P12" style:family="paragraph" style:parent-style-name="Preformatted_20_Text">
      <style:text-properties fo:font-weight="bold" officeooo:rsid="00163630" officeooo:paragraph-rsid="00163630" style:font-weight-asian="bold" style:font-weight-complex="bold"/>
    </style:style>
    <style:style style:name="P13" style:family="paragraph" style:parent-style-name="Preformatted_20_Text">
      <style:text-properties fo:font-weight="normal" officeooo:rsid="00163630" officeooo:paragraph-rsid="00163630" style:font-weight-asian="normal" style:font-weight-complex="normal"/>
    </style:style>
    <style:style style:name="P14" style:family="paragraph" style:parent-style-name="Preformatted_20_Text">
      <style:text-properties fo:font-weight="normal" officeooo:rsid="00176266" officeooo:paragraph-rsid="00176266" style:font-weight-asian="normal" style:font-weight-complex="normal"/>
    </style:style>
    <style:style style:name="P15" style:family="paragraph" style:parent-style-name="Preformatted_20_Text">
      <style:text-properties fo:font-weight="normal" officeooo:rsid="001a8534" officeooo:paragraph-rsid="001a8534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bold" officeooo:rsid="000dd1a1" officeooo:paragraph-rsid="00132597" style:font-weight-asian="bold" style:font-weight-complex="bold"/>
    </style:style>
    <style:style style:name="P17" style:family="paragraph" style:parent-style-name="Preformatted_20_Text">
      <style:text-properties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16">- part <text:span text:style-name="T5">3</text:span>: make the evaluated calculation an array, in which each item is calculated by its relative position to an operator<text:span text:style-name="T4">.</text:span></text:p>
      <text:p text:style-name="P17"/>
      <text:p text:style-name="P17">for each item in the array, check it for operators</text:p>
      <text:p text:style-name="P17"/>
      <text:p text:style-name="P17">when the operator is found, run the value in front and behind through the calculation (check if it is a number)</text:p>
      <text:p text:style-name="P17"/>
      <text:p text:style-name="P7"><text:span text:style-name="T6">run the result again through the arrayCalculation, and once it has become 1</text:span> <text:span text:style-name="T6">value, let ans be the result</text:span></text:p>
      <text:p text:style-name="Preformatted_20_Text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9"><text:span text:style-name="T1">- </text:span>make a<text:span text:style-name="T2">n</text:span> ANS function</text:p>
      <text:p text:style-name="P3">what does an ans function need to be able to do:</text:p>
      <text:p text:style-name="P3">make the currently selected variable the previous answer.</text:p>
      <text:p text:style-name="P3"/>
      <text:p text:style-name="P3">think about what all the the functions need to do, and give them the code to do it.</text:p>
      <text:p text:style-name="P3"/>
      <text:p text:style-name="P3"/>
      <text:p text:style-name="P5"><text:s text:c="2"/>* debug the hell out of it</text:p>
      <text:p text:style-name="P6"><text:tab/>different situations for an ANS</text:p>
      <text:p text:style-name="P4">if the screen is empty, just make num1 &amp; currentNum ANS,</text:p>
      <text:p text:style-name="P4">If there is any content in num1, empty it and make it ANS</text:p>
      <text:p text:style-name="P4">if there is an operator, make num2 ANS</text:p>
      <text:p text:style-name="P8"/>
      <text:p text:style-name="P2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11">add the option for different ways to write variables (* and x)</text:p>
      <text:p text:style-name="Preformatted_20_Text"/>
      <text:p text:style-name="P10">make negative numbers possible</text:p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  <text:p text:style-name="Preformatted_20_Text"/>
      <text:p text:style-name="P12">to add an operator:</text:p>
      <text:p text:style-name="P13">add the operator to the operatorObject + different ways that it can be written</text:p>
      <text:p text:style-name="P14">write a way to check for this operator in the checkOperator()</text:p>
      <text:p text:style-name="P15">add the calculation in the doCalculation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20:27:23.482306845</dc:date>
    <meta:editing-duration>P1DT1H6M38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839" meta:character-count="4704" meta:non-whitespace-character-count="3902"/>
  </office:meta>
</office:document-meta>
</file>